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9f35"/>
    </style:style>
    <style:style style:name="P2" style:family="paragraph" style:parent-style-name="Standard">
      <style:text-properties officeooo:paragraph-rsid="00118424"/>
    </style:style>
    <style:style style:name="P3" style:family="paragraph" style:parent-style-name="Standard">
      <style:text-properties fo:font-weight="bold" officeooo:rsid="00141aab" officeooo:paragraph-rsid="00141aab" style:font-weight-asian="bold" style:font-weight-complex="bold"/>
    </style:style>
    <style:style style:name="P4" style:family="paragraph" style:parent-style-name="Standard">
      <style:text-properties fo:font-size="13pt" fo:font-weight="bold" officeooo:rsid="00141aab" officeooo:paragraph-rsid="00141aab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0d9f35" officeooo:paragraph-rsid="000d9f35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officeooo:paragraph-rsid="000d9f35" style:font-size-asian="13pt" style:font-size-complex="13pt"/>
    </style:style>
    <style:style style:name="P7" style:family="paragraph" style:parent-style-name="Standard">
      <style:text-properties fo:font-size="13pt" officeooo:rsid="000d9f35" officeooo:paragraph-rsid="000d9f35" style:font-size-asian="13pt" style:font-size-complex="13pt"/>
    </style:style>
    <style:style style:name="P8" style:family="paragraph" style:parent-style-name="Standard">
      <style:text-properties fo:font-size="13pt" officeooo:rsid="00160c8a" officeooo:paragraph-rsid="00160c8a" style:font-size-asian="13pt" style:font-size-complex="13pt"/>
    </style:style>
    <style:style style:name="P9" style:family="paragraph" style:parent-style-name="Standard">
      <style:text-properties fo:font-size="13pt" officeooo:paragraph-rsid="00118424" style:font-size-asian="13pt" style:font-size-complex="13pt"/>
    </style:style>
    <style:style style:name="T1" style:family="text">
      <style:text-properties officeooo:rsid="0014fdc7"/>
    </style:style>
    <style:style style:name="T2" style:family="text">
      <style:text-properties officeooo:rsid="000d9f35"/>
    </style:style>
    <style:style style:name="T3" style:family="text">
      <style:text-properties officeooo:rsid="001001df"/>
    </style:style>
    <style:style style:name="T4" style:family="text">
      <style:text-properties officeooo:rsid="00118424"/>
    </style:style>
    <style:style style:name="T5" style:family="text">
      <style:text-properties officeooo:rsid="00141aab"/>
    </style:style>
    <style:style style:name="T6" style:family="text">
      <style:text-properties fo:color="#8d1d75" fo:font-weight="bold" officeooo:rsid="000d9f35" style:font-weight-asian="bold" style:font-weight-complex="bold"/>
    </style:style>
    <style:style style:name="T7" style:family="text">
      <style:text-properties fo:color="#8d1d75" fo:font-weight="bold" officeooo:rsid="001001df" style:font-weight-asian="bold" style:font-weight-complex="bold"/>
    </style:style>
    <style:style style:name="T8" style:family="text">
      <style:text-properties fo:color="#8d1d75" fo:font-weight="bold" officeooo:rsid="00166d94" style:font-weight-asian="bold" style:font-weight-complex="bold"/>
    </style:style>
    <style:style style:name="T9" style:family="text">
      <style:text-properties fo:color="#8d1d75" fo:font-weight="normal" style:font-weight-asian="normal" style:font-weight-complex="normal"/>
    </style:style>
    <style:style style:name="T10" style:family="text">
      <style:text-properties fo:font-weight="bold" officeooo:rsid="00166d94" style:font-weight-asian="bold" style:font-weight-complex="bold"/>
    </style:style>
    <style:style style:name="T11" style:family="text">
      <style:text-properties officeooo:rsid="00160c8a"/>
    </style:style>
    <style:style style:name="T12" style:family="text">
      <style:text-properties officeooo:rsid="00166d9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000000" fo:font-weight="normal" officeooo:rsid="00166d94" style:font-weight-asian="normal" style:font-weight-complex="normal"/>
    </style:style>
    <style:style style:name="T15" style:family="text">
      <style:text-properties fo:color="#780373" fo:font-weight="bold" officeooo:rsid="00166d94" style:font-weight-asian="bold" style:font-weight-complex="bold"/>
    </style:style>
    <style:style style:name="T16" style:family="text">
      <style:text-properties fo:color="#f10d0c" fo:font-weight="normal" officeooo:rsid="00166d94" style:font-weight-asian="normal" style:font-weight-complex="normal"/>
    </style:style>
    <style:style style:name="T17" style:family="text">
      <style:text-properties fo:color="#f10d0c" fo:font-style="italic" fo:font-weight="normal" officeooo:rsid="00166d94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Notas para el seguimiento:</text:p>
      <text:p text:style-name="P6"><text:span text:style-name="T1">Seguimiento de periodo. : Para que el usuario pueda consultar o registrar (conectar con el que ya tenemos de preguntar si está menstruando) su ciclo menstrual. Consultar: los dias o fecha en la que aproximadamente le va a bajar y en los que puede tener malestares de SPM. (Guardar días con FastAPI <text:s/></text:span><text:span text:style-name="T2">o en excel</text:span><text:span text:style-name="T1">).</text:span></text:p>
      <text:p text:style-name="P6"/>
      <text:p text:style-name="P5">Menú inicial:</text:p>
      <text:p text:style-name="P7">Robot: Aquí hay algunas opciones que puedo hacer para su seguimiento</text:p>
      <text:p text:style-name="P6"><text:span text:style-name="T2">1. </text:span><text:span text:style-name="T15">R</text:span><text:span text:style-name="T6">egistrar comienzo de ciclo menstrual</text:span><text:span text:style-name="T2">, </text:span></text:p>
      <text:p text:style-name="P6"><text:span text:style-name="T5">Aquí podemos preguntar si es el primer dia que le baja, en caso de que no, que ponga cuantos dias lleva para poder registrar el primer día y tener bien los calculos.</text:span></text:p>
      <text:p text:style-name="P6"/>
      <text:p text:style-name="P8">2. <text:span text:style-name="T8">Programar alarmas para el cambio de metodo.</text:span></text:p>
      <text:p text:style-name="P8"><text:span text:style-name="T14">Este conecta con el principal que ya teniamos sobre los metodos con alarmas, preguntando si está usando el mismo metodo. </text:span><text:span text:style-name="T17">(completado)</text:span></text:p>
      <text:p text:style-name="P8"><text:span text:style-name="T17"/></text:p>
      <text:p text:style-name="P9"><text:span text:style-name="T11">3</text:span><text:span text:style-name="T2">. </text:span><text:span text:style-name="T1"><text:s/></text:span><text:span text:style-name="T7">consultar el dia en el que posiblemente le puede bajar:</text:span></text:p>
      <text:p text:style-name="P9"><text:span text:style-name="T11">3</text:span><text:span text:style-name="T4">.1 </text:span><text:span text:style-name="T3">preguntar si se pueden compartir los slots (como una variable global) , si no, se podría hacer en otro archivo el preguntar los dias que dura el periodo y el ultimo dia y duración aproximada de su periodo y solo poner Solve equis…</text:span></text:p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7:11:25.121157175</meta:creation-date>
    <dc:date>2021-07-20T15:07:33.275118610</dc:date>
    <meta:editing-duration>PT3H50M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94" meta:character-count="1097" meta:non-whitespace-character-count="910"/>
  </office:meta>
</office:document-meta>
</file>